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Black" svg:font-family="'Roboto Black'" style:font-pitch="variable"/>
    <style:font-face style:name="Roboto Condensed Medium" svg:font-family="'Roboto Condensed Medium'" style:font-pitch="variable"/>
  </office:font-face-decls>
  <office:automatic-styles>
    <style:style style:name="P1" style:family="paragraph" style:parent-style-name="Standard">
      <style:text-properties style:font-name="Roboto Black" fo:font-size="26pt" style:text-underline-style="solid" style:text-underline-width="auto" style:text-underline-color="font-color" officeooo:rsid="0017af8c" officeooo:paragraph-rsid="0017af8c" style:font-size-asian="22.75pt" style:font-size-complex="26pt"/>
    </style:style>
    <style:style style:name="P2" style:family="paragraph" style:parent-style-name="Standard">
      <style:text-properties style:font-name="Roboto Condensed Medium" fo:font-size="15pt" style:text-underline-style="none" officeooo:rsid="0017af8c" officeooo:paragraph-rsid="0017af8c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to a variable in C++</text:p>
      <text:p text:style-name="P1"/>
      <text:p text:style-name="P2">In C++, we can give a reference to a variable by using another variable. For this, we need to add an ampersand ‘&amp;’ in front of the variable, we want to use as reference for another variable.For example:</text:p>
      <text:p text:style-name="P2"/>
      <text:p text:style-name="P2">int a=0;</text:p>
      <text:p text:style-name="P2">int &amp;b =a;</text:p>
      <text:p text:style-name="P2">b=6; <text:tab/><text:tab/>//Now, b is a reference variable to a, thus a will now be 6 and not 0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Black" svg:font-family="'Roboto Black'" style:font-pitch="variable"/>
    <style:font-face style:name="Roboto Condensed Medium" svg:font-family="'Roboto Condensed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03T00:40:56.941626394</dc:date>
    <meta:editing-duration>PT3M9S</meta:editing-duration>
    <meta:editing-cycles>1</meta:editing-cycles>
    <meta:document-statistic meta:table-count="0" meta:image-count="0" meta:object-count="0" meta:page-count="1" meta:paragraph-count="5" meta:word-count="67" meta:character-count="327" meta:non-whitespace-character-count="263"/>
  </office:meta>
</office:document-meta>
</file>